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RV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Ingol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stett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????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4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Ingol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stett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????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20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Alt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umstraße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1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Alt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racher 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8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Alt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nderstraße 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0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Alt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m Wertstoff-Bauhof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5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Alt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m Wertstoff-Bauhof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7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Raven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annenstiehl 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Ravensburg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1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Raven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annenstiehl 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Ravensburg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794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Raven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annenstiehl 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Ravensburg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6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iedrichshaf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netzenhauser Straß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Friedrichshafen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8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iedrichshaf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netzenhauser Straß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Friedrichshafen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9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Ach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lstraße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lechcontaine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24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issleg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andbad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Kisslegg Dienstelle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3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ergatreut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g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????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0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ad Wurz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arfeld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werbegebiet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3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ad Wurz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riedstraße 1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9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ad Wurz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riedstraße 1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169305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Leut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ss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dstück Herr Loh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2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Leut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ss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dstück Herr Loh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23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ad Wurz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l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-Stellplatz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21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ad Wurz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ental 6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Blechcontaine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4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